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 style:list-style-name="L1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0"><draw:image xlink:href="../images/0132.png" xlink:type="simple" xlink:show="embed" xlink:actuate="onLoad"/></draw:frame></text:p>
          </table:table-cell>
          <table:table-cell table:style-name="Table1.B1" office:value-type="string">
            <text:h text:style-name="P6" text:outline-level="1">Клиент <text:span text:style-name="T1">UDP</text:span>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2.251cm" svg:height="1.769cm" draw:z-index="1"><draw:image xlink:href="../images/0132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производит обмен данными по протоколу <text:span text:style-name="T1">UDP</text:span>.</text:p>
            <text:p text:style-name="P3"/>
            <text:p text:style-name="P3"><text:span text:style-name="T3">&lt;страница справки в разработке&gt;</text:span> </text:p>
            <text:p text:style-name="P3"><text:span text:style-name="T2"/></text:p>
            <text:p text:style-name="P3"><text:span text:style-name="T2">Свойства</text:span>:</text:p>
            <text:list xml:id="list1847735356627004255" text:style-name="L1">
              <text:list-item>
                <text:p text:style-name="P8">Типы данных.</text:p>
              </text:list-item>
              <text:list-item>
                <text:p text:style-name="P8">Размерности данных соответсвующие типам.</text:p>
              </text:list-item>
              <text:list-item>
                <text:p text:style-name="P8">Массив начальных значений выходов.</text:p>
              </text:list-item>
              <text:list-item>
                <text:p text:style-name="P8">Адрес сервера.</text:p>
              </text:list-item>
              <text:list-item>
                <text:p text:style-name="P8">Порт.</text:p>
              </text:list-item>
              <text:list-item>
                <text:p text:style-name="P8">Тип протокола.</text:p>
              </text:list-item>
              <text:list-item>
                <text:p text:style-name="P8">Имя фильтра пакета для протокола Миль.</text:p>
              </text:list-item>
              <text:list-item>
                <text:p text:style-name="P8">Название пакета в заголовке протокола Миль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иент UDP</dc:title>
    <dc:date>2014-12-11T17:59:28.73</dc:date>
    <meta:generator>OpenOffice/4.1.1$Win32 OpenOffice.org_project/411m6$Build-9775</meta:generator>
    <meta:editing-duration>PT7H31M30S</meta:editing-duration>
    <meta:editing-cycles>151</meta:editing-cycles>
    <meta:document-statistic meta:table-count="1" meta:image-count="2" meta:object-count="0" meta:page-count="1" meta:paragraph-count="17" meta:word-count="56" meta:character-count="341"/>
    <meta:user-defined meta:name="Поле 1"/>
    <meta:user-defined meta:name="Поле 2"/>
    <meta:user-defined meta:name="Поле 3"/>
    <meta:user-defined meta:name="Поле 4"/>
  </office:meta>
</office:document-meta>
</file>